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ultipartHttpServletRequestBuilderTests.addFileWithou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ckMultipartHttpServletRequestBuilderTests.addFileAnd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MultipartHttpServletRequestBuilderTests.mergeAnd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